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1" svg:font-family="'Droid Sans'" style:font-family-generic="system" style:font-pitch="variable"/>
  </office:font-face-decls>
  <office:automatic-styles>
    <style:style style:name="P1" style:family="paragraph" style:parent-style-name="Standard">
      <style:paragraph-properties fo:text-align="center" style:justify-single-word="false"/>
      <style:text-properties style:font-name="Droid Sans" fo:font-size="14pt" fo:font-weight="bold" style:font-name-asian="Droid Sans" style:font-size-asian="14pt" style:font-weight-asian="bold" style:font-size-complex="14pt" style:font-weight-complex="bold"/>
    </style:style>
    <style:style style:name="P2" style:family="paragraph" style:parent-style-name="Standard">
      <style:paragraph-properties fo:text-align="start" style:justify-single-word="false"/>
      <style:text-properties style:font-name="Droid Sans" fo:font-size="10.5pt" fo:font-weight="bold" officeooo:rsid="00042e6d" officeooo:paragraph-rsid="00042e6d" style:font-name-asian="Droid Sans" style:font-size-asian="10.5pt" style:font-weight-asian="bold" style:font-size-complex="10.5pt" style:font-weight-complex="bold"/>
    </style:style>
    <style:style style:name="P3" style:family="paragraph" style:parent-style-name="Standard">
      <style:paragraph-properties fo:text-align="start" style:justify-single-word="false"/>
      <style:text-properties style:font-name="Droid Sans" fo:font-size="10.5pt" fo:font-weight="bold" officeooo:rsid="00042e6d" officeooo:paragraph-rsid="00055b65" style:font-name-asian="Droid Sans" style:font-size-asian="10.5pt" style:font-weight-asian="bold" style:font-size-complex="10.5pt" style:font-weight-complex="bold"/>
    </style:style>
    <style:style style:name="P4" style:family="paragraph" style:parent-style-name="Standard">
      <style:paragraph-properties fo:text-align="start" style:justify-single-word="false"/>
      <style:text-properties style:font-name="Droid Sans" fo:font-size="10.5pt" fo:font-weight="bold" officeooo:rsid="00042e6d" officeooo:paragraph-rsid="0007fabf" style:font-name-asian="Droid Sans" style:font-size-asian="10.5pt" style:font-weight-asian="bold" style:font-size-complex="10.5pt" style:font-weight-complex="bold"/>
    </style:style>
    <style:style style:name="P5" style:family="paragraph" style:parent-style-name="Standard">
      <style:paragraph-properties fo:text-align="start" style:justify-single-word="false"/>
      <style:text-properties style:font-name="Droid Sans" fo:font-size="10.5pt" fo:font-weight="normal" officeooo:rsid="0007fabf" officeooo:paragraph-rsid="0007fabf" style:font-name-asian="Droid Sans" style:font-size-asian="10.5pt" style:font-weight-asian="normal" style:font-size-complex="10.5pt" style:font-weight-complex="normal"/>
    </style:style>
    <style:style style:name="T1" style:family="text">
      <style:text-properties officeooo:rsid="00039156"/>
    </style:style>
    <style:style style:name="T2" style:family="text">
      <style:text-properties fo:font-weight="normal" style:font-weight-asian="normal" style:font-weight-complex="normal"/>
    </style:style>
    <style:style style:name="T3" style:family="text">
      <style:text-properties fo:font-weight="normal" officeooo:rsid="00055b65" style:font-weight-asian="normal" style:font-weight-complex="normal"/>
    </style:style>
    <style:style style:name="T4" style:family="text">
      <style:text-properties fo:font-weight="normal" officeooo:rsid="00065a6d" style:font-weight-asian="normal" style:font-weight-complex="normal"/>
    </style:style>
    <style:style style:name="T5" style:family="text">
      <style:text-properties fo:font-weight="normal" officeooo:rsid="0007fabf"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hp<text:span text:style-name="T1">MyXSS的设计与实现</text:span></text:p>
      <text:p text:style-name="P2"/>
      <text:p text:style-name="P3">摘要 : <text:span text:style-name="T2">本文主要介绍phpMyXSS从设计到实现的过程，文章也将对源码中一些比较不好理解的地方和各个文件的作用做出解释。phpMyXSS也算是XSS利用平台这“车轮”中的其中一个，但我相信这一平台和其它XSS利用平台比较起来必有些标新立异的地方。设计的初衷还是看到了</text:span><text:span text:style-name="T3">Beef中强大的在线主机管理，但是Beef的安装和使用却补容易，所以索性做个轻量级的Beef，再加上常用XSS平台的功能，便有了现在的phpMyXSS。phpMyXSS相比于常见的XSS利用平台主要是多了一个在线主机管理还有利用模块数量的增加。phpMyXSS</text:span><text:span text:style-name="T2">不管在程序代码/文件结构还是UI上都下了一番功夫的，界面采用自适应网页设计，文件结构和代码结构部分参考了WordPress还有前辈们XSS平台的源码。现在phpMyXSS基本能在手机、电脑和平板上实现通用，由于时间问题，前端的只保证了对Google Chrome和Mozilla Firefox的兼容，所以使用上为了保证流畅性尽量使用这两款浏览器。还有感谢精弘网络技术部各位同学长期来对</text:span><text:span text:style-name="T4">作者各项软硬件上的支持。</text:span></text:p>
      <text:p text:style-name="P3"/>
      <text:p text:style-name="P4"><text:span text:style-name="T4">关键词</text:span><text:span text:style-name="T5">：</text:span><text:span text:style-name="T2">phpMyXSS</text:span><text:span text:style-name="T5">、XSS、利用、平台</text:span></text:p>
      <text:p text:style-name="P4"/>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1" svg:font-family="'Droid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1" style:font-size-asian="10.5pt" style:language-asian="zh" style:country-asian="CN" style:font-name-complex="Droid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Droid Sans1" style:font-size-asian="10.5pt" style:language-asian="zh" style:country-asian="CN" style:font-name-complex="Droid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1" style:font-family-asian="'Droid Sans'" style:font-family-generic-asian="system" style:font-pitch-asian="variable" style:font-size-asian="14pt" style:font-name-complex="Droid Sans1" style:font-family-complex="'Droid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5T23:51:25.057820935</meta:creation-date>
    <meta:generator>LibreOffice/4.2.6.3$Linux_X86_64 LibreOffice_project/420m0$Build-3</meta:generator>
    <dc:date>2014-09-07T18:10:53.731943614</dc:date>
    <meta:editing-duration>PT49M26S</meta:editing-duration>
    <meta:editing-cycles>6</meta:editing-cycles>
    <meta:document-statistic meta:table-count="0" meta:image-count="0" meta:object-count="0" meta:page-count="1" meta:paragraph-count="3" meta:word-count="393" meta:character-count="505" meta:non-whitespace-character-count="501"/>
  </office:meta>
</office:document-meta>
</file>